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Обычный">
      <style:paragraph-properties fo:margin-top="0cm" fo:margin-bottom="0cm" loext:contextual-spacing="false" fo:text-align="center" style:justify-single-word="false"/>
    </style:style>
    <style:style style:name="P2" style:family="paragraph" style:parent-style-name="Абзац_20_списка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 style:master-page-name="MP0">
      <style:paragraph-properties fo:margin-top="0cm" fo:margin-bottom="0cm" loext:contextual-spacing="false" style:page-number="auto" fo:break-before="page"/>
    </style:style>
    <style:style style:name="P5" style:family="paragraph" style:parent-style-name="Абзац_20_списка" style:list-style-name="L7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р. Б08-1<office:annotation office:name="__Annotation__57_1437765263"><dc:creator>&lt;анонимный&gt;</dc:creator><dc:date>2015-04-10T09:49:54.182000000</dc:date><text:list text:style-name=""><text:list-item><text:p text:style-name="P6"><text:span text:style-name="T2">Добавить титульный лист</text:span></text:p></text:list-item></text:list></office:annotation>91-1 – Немцов, Шубин<office:annotation-end office:name="__Annotation__57_1437765263"/>, Антонов</text:p>
      <text:p text:style-name="P1">Требования (ТЗ)</text:p>
      <text:p text:style-name="Обычный">Система защиты:</text:p>
      <text:list xml:id="list2413191595940014344" text:style-name="L7">
        <text:list-item>
          <text:p text:style-name="P5">Защита банкомата (вандал защищённость) – блокировка банкомата в случаях:</text:p>
          <text:list>
            <text:list-item>
              <text:p text:style-name="P5">Откры<office:annotation office:name="__Annotation__60_1437765263"><dc:creator>&lt;анонимный&gt;</dc:creator><dc:date>2015-04-10T09:50:38.813000000</dc:date><text:list text:style-name=""><text:list-item><text:p text:style-name="P6"><text:span text:style-name="T2">Описать физическую реализацию блокировки </text:span></text:p></text:list-item></text:list></office:annotation>вание две<office:annotation-end office:name="__Annotation__60_1437765263"/>рей</text:p>
            </text:list-item>
            <text:list-item>
              <text:p text:style-name="P5">Выключение питания</text:p>
            </text:list-item>
            <text:list-item>
              <text:p text:style-name="P5">Электромагнитное воздействие</text:p>
            </text:list-item>
            <text:list-item>
              <text:p text:style-name="P5">Ф<office:annotation office:name="__Annotation__65_1437765263"><dc:creator>&lt;анонимный&gt;</dc:creator><dc:date>2015-04-10T09:51:07.274000000</dc:date><text:list text:continue-numbering="true" text:style-name=""><text:list-item><text:p text:style-name="P6"><text:span text:style-name="T2">Что именно? Составить более подробный перечень</text:span></text:p></text:list-item></text:list></office:annotation>изический досту<office:annotation-end office:name="__Annotation__65_1437765263"/>п</text:p>
            </text:list-item>
          </text:list>
        </text:list-item>
        <text:list-item>
          <text:p text:style-name="P5">Инкассация (сервисный режим) – снятие защиты при идентификации пользователя как инкассатора через карту и <text:span text:style-name="Основной_20_шрифт_20_абзаца"><text:span text:style-name="T1">PIN</text:span></text:span></text:p>
        </text:list-item>
        <text:list-item>
          <text:p text:style-name="P5">Защищённый канал связи с банком через <text:span text:style-name="Основной_20_шрифт_20_абзаца"><text:span text:style-name="T1">VPN</text:span></text:span> – проверка качества соединения</text:p>
        </text:list-item>
        <text:list-item>
          <text:p text:style-name="P5">Динамик – для сигнализации о нажатии клавиш, переходов по меню, сирена при по<office:annotation office:name="__Annotation__72_1437765263"><dc:creator>&lt;анонимный&gt;</dc:creator><dc:date>2015-04-10T09:52:09.250000000</dc:date><text:list text:continue-numbering="true" text:style-name=""><text:list-item><text:p text:style-name="P6"><text:span text:style-name="T2">По каким именно признакам будет определяться?</text:span></text:p></text:list-item></text:list></office:annotation>пытке взло<office:annotation-end office:name="__Annotation__72_1437765263"/>ма</text:p>
        </text:list-item>
      </text:list>
      <text:p text:style-name="Абзац_20_списка"/>
      <text:p text:style-name="P2">Система авторизации:</text:p>
      <text:list xml:id="list95528892152335" text:continue-list="list2413191595940014344" text:style-name="L7">
        <text:list-item>
          <text:p text:style-name="P5">идентифицировать пользователя по карточке + <text:span text:style-name="Основной_20_шрифт_20_абзаца"><text:span text:style-name="T1">PIN</text:span></text:span> – считывание с магнитной ленты/чипа, клавиатура для ввода <text:span text:style-name="Основной_20_шрифт_20_абзаца"><text:span text:style-name="T1">PIN</text:span></text:span></text:p>
        </text:list-item>
        <text:list-item>
          <text:p text:style-name="P5">проверять счёт пользователя – на доступные ему функции, лимиты, состояние, баланс счёта</text:p>
        </text:list-item>
        <text:list-item>
          <text:p text:style-name="P5">провер<office:annotation office:name="__Annotation__81_1437765263"><dc:creator>&lt;анонимный&gt;</dc:creator><dc:date>2015-04-10T09:53:03.001000000</dc:date><text:list text:style-name=""><text:list-item><text:p text:style-name="P6"><text:span text:style-name="T2">Как подлинность денег связана с авторизацией?</text:span></text:p></text:list-item></text:list></office:annotation>ять деньги – на подли<office:annotation-end office:name="__Annotation__81_1437765263"/>нность</text:p>
        </text:list-item>
      </text:list>
      <text:p text:style-name="Абзац_20_списка"/>
      <text:p text:style-name="P2">Система интерфейса:</text:p>
      <text:list xml:id="list95528894165543" text:continue-list="list95528892152335" text:style-name="L7">
        <text:list-item>
          <text:p text:style-name="P5">составление, печать отчёта (чека) с данными о состоянии счёта – на экран либо на бумагу</text:p>
        </text:list-item>
        <text:list-item>
          <text:p text:style-name="P5"><text:span text:style-name="Основной_20_шрифт_20_абзаца"><text:span text:style-name="T1">GUI</text:span></text:span> – экранные формы для ввода <text:span text:style-name="Основной_20_шрифт_20_абзаца"><text:span text:style-name="T1">PIN</text:span></text:span>, выдачи наличных, банковских переводов</text:p>
        </text:list-item>
        <text:list-item>
          <text:p text:style-name="P5">ввод/выдача денег – ввод суммы через клавиатуру при выдаче, ко<office:annotation office:name="__Annotation__92_1437765263"><dc:creator>&lt;анонимный&gt;</dc:creator><dc:date>2015-04-10T09:54:07.423000000</dc:date><text:list text:style-name=""><text:list-item><text:p text:style-name="P6"><text:span text:style-name="T2">Как интерфейс связан с контролем количества купюр? Раскрыть пункт.</text:span></text:p></text:list-item></text:list></office:annotation>нтроль количества купюр в банком<office:annotation-end office:name="__Annotation__92_1437765263"/>ате</text:p>
        </text:list-item>
      </text:list>
      <text:p text:style-name="P3"><draw:frame draw:style-name="fr1" draw:name="Object 3" text:anchor-type="paragraph" svg:x="-2.325cm" svg:y="0.794cm" svg:width="20.034cm" style:rel-width="scale" svg:height="6.59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Структурная схема программной системы «Банкомат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margin-top="0cm" fo:margin-bottom="0.282cm" loext:contextual-spacing="false" fo:line-height="106%" fo:hyphenation-ladder-count="no-limit"/>
      <style:text-properties fo:font-size="11pt" style:font-size-asian="11pt" style:language-asian="en" style:country-asian="US" style:font-size-complex="11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ПЕКА</meta:initial-creator>
    <meta:creation-date>2015-04-02T17:41:00Z</meta:creation-date>
    <dc:date>2015-04-10T09:55:28.801000000</dc:date>
    <meta:editing-cycles>9</meta:editing-cycles>
    <meta:editing-duration>PT6M38S</meta:editing-duration>
    <meta:document-statistic meta:table-count="0" meta:image-count="0" meta:object-count="1" meta:page-count="1" meta:paragraph-count="20" meta:word-count="151" meta:character-count="1092" meta:non-whitespace-character-count="964"/>
    <meta:template xlink:type="simple" xlink:actuate="onRequest" xlink:title="" xlink:href="Normal.dotm"/>
  </office:meta>
</office:document-meta>
</file>